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524" calcext:value-type="float">
            <text:p>60.9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8312" calcext:value-type="float">
            <text:p>60.4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4304" calcext:value-type="float">
            <text:p>60.3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0296" calcext:value-type="float">
            <text:p>60.2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0192" calcext:value-type="float">
            <text:p>60.2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3992" calcext:value-type="float">
            <text:p>60.1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1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5768" calcext:value-type="float">
            <text:p>59.8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46" calcext:value-type="float">
            <text:p>59.6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7064" calcext:value-type="float">
            <text:p>59.5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1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6208" calcext:value-type="float">
            <text:p>59.5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4768" calcext:value-type="float">
            <text:p>59.4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0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9048" calcext:value-type="float">
            <text:p>59.4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0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8464" calcext:value-type="float">
            <text:p>59.3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4936" calcext:value-type="float">
            <text:p>59.3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0448" calcext:value-type="float">
            <text:p>59.2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0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3392" calcext:value-type="float">
            <text:p>59.1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8528" calcext:value-type="float">
            <text:p>59.0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0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0616" calcext:value-type="float">
            <text:p>59.0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0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2304" calcext:value-type="float">
            <text:p>59.5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1096" calcext:value-type="float">
            <text:p>59.0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0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0616" calcext:value-type="float">
            <text:p>59.0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0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9384" calcext:value-type="float">
            <text:p>59.0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3664" calcext:value-type="float">
            <text:p>59.0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9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3976" calcext:value-type="float">
            <text:p>59.2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9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0152" calcext:value-type="float">
            <text:p>59.8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048" calcext:value-type="float">
            <text:p>60.2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9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9296" calcext:value-type="float">
            <text:p>59.8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7" calcext:value-type="float">
            <text:p>59.8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9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1448" calcext:value-type="float">
            <text:p>59.5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9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7984" calcext:value-type="float">
            <text:p>59.3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9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3848" calcext:value-type="float">
            <text:p>59.7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8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4752" calcext:value-type="float">
            <text:p>58.5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8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78" calcext:value-type="float">
            <text:p>58.5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0368" calcext:value-type="float">
            <text:p>58.5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8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9392" calcext:value-type="float">
            <text:p>57.6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8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004" calcext:value-type="float">
            <text:p>57.4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8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724" calcext:value-type="float">
            <text:p>57.9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3208" calcext:value-type="float">
            <text:p>58.4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7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3208" calcext:value-type="float">
            <text:p>58.4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7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476" calcext:value-type="float">
            <text:p>57.1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7704" calcext:value-type="float">
            <text:p>57.0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7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236" calcext:value-type="float">
            <text:p>56.9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1072" calcext:value-type="float">
            <text:p>55.8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7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2592" calcext:value-type="float">
            <text:p>56.5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7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3144" calcext:value-type="float">
            <text:p>54.8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7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632" calcext:value-type="float">
            <text:p>54.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7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6136" calcext:value-type="float">
            <text:p>53.6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7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6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928" calcext:value-type="float">
            <text:p>55.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6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308" calcext:value-type="float">
            <text:p>55.1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6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1248" calcext:value-type="float">
            <text:p>54.1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6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6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6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9224" calcext:value-type="float">
            <text:p>50.1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6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0992" calcext:value-type="float">
            <text:p>51.3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6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7976" calcext:value-type="float">
            <text:p>49.3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6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8504" calcext:value-type="float">
            <text:p>48.2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6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6664" calcext:value-type="float">
            <text:p>48.7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5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8496" calcext:value-type="float">
            <text:p>49.6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301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5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3472" calcext:value-type="float">
            <text:p>48.3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0" meta:object-count="0"/>
    <meta:user-defined meta:name="AppVersion">3.0</meta:user-defined>
  </office:meta>
</office:document-meta>
</file>